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5E0000005E6F458F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996633" draw:marker-start-width="0.35cm" draw:marker-end-width="0.35cm" draw:fill="bitmap" draw:fill-image-name="Daisy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fill="bitmap" draw:fill-image-name="Daisy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2.8cm" svg:x="3.3cm" svg:y="5.5cm">
          <text:p text:style-name="P1">scrountch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7cm" svg:height="1.54cm" svg:x="3.3cm" svg:y="10.6cm">
          <text:p text:style-name="P1">scrountch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rect draw:style-name="gr2" draw:text-style-name="P1" draw:layer="layout" svg:width="4cm" svg:height="5.7cm" svg:x="4.3cm" svg:y="17.2cm">
            <text:p/>
          </draw:rect>
          <draw:line draw:style-name="gr3" draw:text-style-name="P2" draw:layer="layout" svg:x1="4.8cm" svg:y1="17.4cm" svg:x2="8cm" svg:y2="17.4cm">
            <text:p text:style-name="P1"><text:span text:style-name="T1">axe des x</text:span></text:p>
          </draw:line>
          <draw:line draw:style-name="gr3" draw:text-style-name="P2" draw:layer="layout" svg:x1="4.7cm" svg:y1="17.4cm" svg:x2="4.7cm" svg:y2="20.9cm">
            <text:p text:style-name="P1"><text:span text:style-name="T1">axe des y</text:span></text:p>
          </draw:line>
          <draw:frame draw:style-name="gr4" draw:text-style-name="P3" draw:layer="layout" svg:width="1.37cm" svg:height="0.721cm" svg:x="3.6cm" svg:y="16.6cm">
            <draw:text-box>
              <text:p text:style-name="P3">(0,0)</text:p>
            </draw:text-box>
          </draw:frame>
        </draw:g>
        <draw:rect draw:style-name="gr5" draw:text-style-name="P2" draw:layer="layout" svg:width="6.3cm" svg:height="6.6cm" svg:x="5.7cm" svg:y="8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Daisy" xlink:href="Pictures/100000000000005E0000005E6F458FB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AMADE</meta:initial-creator>
    <meta:creation-date>2016-04-06T21:13:13</meta:creation-date>
    <dc:date>2016-04-08T15:59:04</dc:date>
    <dc:creator>Bernard AMADE</dc:creator>
    <meta:editing-duration>P1DT23M41S</meta:editing-duration>
    <meta:editing-cycles>2</meta:editing-cycles>
    <meta:generator>OpenOffice/4.1.1$Unix OpenOffice.org_project/411m6$Build-9775</meta:generator>
    <meta:document-statistic meta:object-count="8"/>
  </office:meta>
</office:document-meta>
</file>